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"/>
    <style:font-face style:name="sans-serif" svg:font-family="sans-serif"/>
    <style:font-face style:name="Arial1" svg:font-family="Arial" style:font-pitch="variable"/>
    <style:font-face style:name="Courier" svg:font-family="Courier" style:font-pitch="variable"/>
    <style:font-face style:name="Optima" svg:font-family="Optima" style:font-pitch="variable"/>
    <style:font-face style:name="ヒラギノ角ゴ Pro W3" svg:font-family="'ヒラギノ角ゴ Pro W3'" style:font-pitch="variable"/>
    <style:font-face style:name="ＭＳ Ｐゴシック1" svg:font-family="'ＭＳ Ｐゴシック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style:line-height-at-least="0.198in" fo:orphans="2" fo:widows="2" fo:text-indent="0in" style:auto-text-indent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style:line-height-at-least="0.198in" fo:orphans="2" fo:widows="2" fo:text-indent="0in" style:auto-text-indent="false"/>
    </style:style>
    <style:style style:name="P6" style:family="paragraph" style:parent-style-name="List_20_Contents">
      <style:paragraph-properties fo:margin-left="0.7874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5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6" style:family="text">
      <style:text-properties fo:font-variant="normal" fo:text-transform="none" fo:color="#002bb8" style:text-line-through-style="none" style:font-name="sans-serif" fo:font-size="9.7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2bb8" style:text-line-through-style="none" style:font-name="sans-serif" fo:font-size="9.75pt" fo:letter-spacing="normal" fo:font-style="normal" style:text-underline-style="none" fo:font-weight="bold" style:text-blinking="false"/>
    </style:style>
    <style:style style:name="T8" style:family="text">
      <style:text-properties fo:font-style="italic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Memorize:</text:p>
      <text:p text:style-name="P3"/>
      <text:p text:style-name="P3">Front End </text:p>
      <text:p text:style-name="Standard">Scanning = lexical analysis</text:p>
      <text:p text:style-name="Standard">Parsing</text:p>
      <text:p text:style-name="Standard">Semantic Analysis</text:p>
      <text:p text:style-name="P3">IR </text:p>
      <text:p text:style-name="P3">Back End</text:p>
      <text:p text:style-name="Standard">Semantic Analysis</text:p>
      <text:p text:style-name="Standard">Instruction Selection</text:p>
      <text:p text:style-name="Standard">Register Allocation</text:p>
      <text:p text:style-name="Standard">Instruction Scheduling</text:p>
      <text:p text:style-name="P3"/>
      <text:p text:style-name="P3">Middle End</text:p>
      <text:p text:style-name="Standard"><text:span text:style-name="T2"><text:s text:c="2"/></text:span>Optimizations</text:p>
      <text:p text:style-name="Standard"/>
      <text:p text:style-name="Standard">Algorithms</text:p>
      <text:p text:style-name="Standard">RE to NFA <text:s/></text:p>
      <text:p text:style-name="Standard">just do this logically, remember to include lots of e transitions.</text:p>
      <text:p text:style-name="Standard">(look at slides)</text:p>
      <text:p text:style-name="Standard"/>
      <text:p text:style-name="Standard"/>
      <text:p text:style-name="Standard">NFA to DFA using table, you compute the e-closure of first item.</text:p>
      <text:p text:style-name="Standard">eg. s0 = q0. <text:s/>Then the NFA where can you move from q0 using just e? <text:s/>Then for all these states, you see where you can move from there to other states using move(s0, a), move(s0, b) and move(s0, c) (assuming language contains a,b,c).</text:p>
      <text:p text:style-name="Standard"><text:line-break/>DFA to minimal DFA </text:p>
      <text:p text:style-name="Standard">- just do this logically, the algorithm makes no sense.</text:p>
      <text:p text:style-name="Standard"/>
      <text:p text:style-name="Standard">given a CFG and input string</text:p>
      <text:p text:style-name="Standard">-write leftmost derivation</text:p>
      <text:p text:style-name="Standard">-write rightmost derivation</text:p>
      <text:p text:style-name="Standard"/>
      <text:p text:style-name="Standard"/>
      <text:p text:style-name="Standard">- computing first / follow sets</text:p>
      <text:p text:style-name="Standard">leftmost and rightmost derivation of a CFG</text:p>
      <text:p text:style-name="Standard">- draw parse trees of CFG</text:p>
      <text:p text:style-name="Standard">remember CFG always starts with G-&gt; P</text:p>
      <text:p text:style-name="P3"/>
      <text:p text:style-name="P3">eliminating left-recursion</text:p>
      <text:p text:style-name="P4">Foo → Fooa | b</text:p>
      <text:p text:style-name="P4"/>
      <text:p text:style-name="P4">Foo → bBar</text:p>
      <text:p text:style-name="P4">Bar → aBar | e</text:p>
      <text:p text:style-name="P4"/>
      <text:p text:style-name="P4"/>
      <text:p text:style-name="P4">what is our beta? <text:s/>A can also do A -&gt; Ba -&gt; da</text:p>
      <text:p text:style-name="P4">and A -&gt; Ba -&gt; Cca -&gt; fca</text:p>
      <text:p text:style-name="P4"><text:soft-page-break/>so we have beta1 = b, beta2 = da, beta3 = fca.</text:p>
      <text:p text:style-name="P4"/>
      <text:p text:style-name="P4"/>
      <text:p text:style-name="P4">Once you identify the alphas and betas you can remove the left-recursion.</text:p>
      <text:p text:style-name="P4">In this case even though we have multiple betas it still works.</text:p>
      <text:p text:style-name="P4">A -&gt; beta1A' | beta2A' | beta3A'</text:p>
      <text:p text:style-name="P4">A' -&gt; ecaA' | epsilon</text:p>
      <text:p text:style-name="Standard"/>
      <text:p text:style-name="Standard"/>
      <text:p text:style-name="Standard"/>
      <text:p text:style-name="Standard"/>
      <text:p text:style-name="Standard">Regular Languages</text:p>
      <text:p text:style-name="Standard">The meaning of the three RE operators – parens, *, and |.</text:p>
      <text:p text:style-name="Standard">Closure property of REs and its implications - </text:p>
      <text:p text:style-name="Standard">what is a context-free grammar?</text:p>
      <text:p text:style-name="Standard"/>
      <text:p text:style-name="P2"><text:span text:style-name="T3">a </text:span><text:span text:style-name="T4">context-free grammar</text:span><text:span text:style-name="T3"> (</text:span><text:span text:style-name="T4">CFG</text:span><text:span text:style-name="T3">), sometimes also called a </text:span><text:a xlink:type="simple" xlink:href="/wiki/Phrase_structure_grammar"><text:span text:style-name="T7">phrase structure grammar</text:span></text:a><text:span text:style-name="T3"> is a </text:span><text:a xlink:type="simple" xlink:href="/wiki/Formal_grammar"><text:span text:style-name="T6">grammar</text:span></text:a><text:span text:style-name="T3"> which naturally generates a </text:span><text:a xlink:type="simple" xlink:href="/wiki/Formal_language"><text:span text:style-name="T6">formal language</text:span></text:a><text:span text:style-name="T3"> in which clauses can be nested inside clauses arbitrarily deeply, but where grammatical structures are not allowed to overlap.</text:span></text:p>
      <text:p text:style-name="P1">The canonical example is matching parentheses: parentheses of different types must open and close correctly inside each other, like this:</text:p>
      <text:p text:style-name="P6">([ [ [ ()() [ ][ ] ] ]([ ]) ])</text:p>
      <text:p text:style-name="P1">like any context free grammars, the logical units, the contents of corresponding matched parentheses, nest cleanly.</text:p>
      <text:p text:style-name="P1">A language which is <text:span text:style-name="T8">not</text:span> context free is that of two different types of parentheses, each separately balanced disregarding the other, but where the two types don't nest inside one another, for example:</text:p>
      <text:p text:style-name="P6">[ [ [ [((((( ] ] ] ]))))(([ ))(([ ))([ )( ])( ])( ])</text:p>
      <text:p text:style-name="P1">The logical units in this language overlap.</text:p>
      <text:p text:style-name="Standard"/>
      <text:p text:style-name="Standard"/>
      <text:p text:style-name="Standard"><text:span text:style-name="T2">LL(1) condition</text:span></text:p>
      <text:p text:style-name="P5"><text:span text:style-name="T3">An LL parser is called an LL(</text:span><text:span text:style-name="T5">k</text:span><text:span text:style-name="T3">) parser if it uses </text:span><text:span text:style-name="T5">k</text:span><text:span text:style-name="T3"> </text:span><text:a xlink:type="simple" xlink:href="/wiki/Token_(parser)"><text:span text:style-name="T6">tokens</text:span></text:a><text:span text:style-name="T3"> of </text:span><text:a xlink:type="simple" xlink:href="/wiki/Lookahead"><text:span text:style-name="T6">lookahead</text:span></text:a><text:span text:style-name="T3"> when parsing a sentence. If such a parser exists for a certain grammar and it can parse sentences of this grammar without </text:span><text:a xlink:type="simple" xlink:href="/wiki/Backtracking"><text:span text:style-name="T6">backtracking</text:span></text:a><text:span text:style-name="T3"> then it is called an LL(</text:span><text:span text:style-name="T5">k</text:span><text:span text:style-name="T3">) grammar. Of these grammars, LL(1) grammars, although fairly restrictive, are very popular because the corresponding LL parsers only need to look at the next token to make their parsing decisions.</text:span> </text:p>
      <text:p text:style-name="Standard"/>
      <text:p text:style-name="Standard"/>
      <text:p text:style-name="Standard"/>
      <text:p text:style-name="Standard"/>
      <text:p text:style-name="Standard">FIRST algorithm outline</text:p>
      <text:p text:style-name="Standard">if rhs = epsilon, FIRST(rhs) = {epsilon}</text:p>
      <text:p text:style-name="Standard">if first symbol is terminal x</text:p>
      <text:p text:style-name="Standard">then FIRST(rhs) = {x}</text:p>
      <text:p text:style-name="Standard">if symbol is nonterminal B such as A-&gt;Balpha1</text:p>
      <text:p text:style-name="Standard">- if B goes directly to epsilon, then we just add alpha1.</text:p>
      <text:p text:style-name="Standard"><text:soft-page-break/>- if B doesnt go directly to epsilon, compute the FIRST of each right hand side and union them together.</text:p>
      <text:p text:style-name="Standard"><text:s text:c="2"/>- obviously this is recursive, each production colud have nonterminals too.</text:p>
      <text:p text:style-name="Standard"><text:s text:c="2"/></text:p>
      <text:p text:style-name="Standard">FOLLOW set</text:p>
      <text:p text:style-name="Standard">- compute a follow set for each LHS. <text:s text:c="2"/>goal is always followed by EO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1" svg:font-family="'Times New Roman'"/>
    <style:font-face style:name="sans-serif" svg:font-family="sans-serif"/>
    <style:font-face style:name="Arial1" svg:font-family="Arial" style:font-pitch="variable"/>
    <style:font-face style:name="Courier" svg:font-family="Courier" style:font-pitch="variable"/>
    <style:font-face style:name="Optima" svg:font-family="Optima" style:font-pitch="variable"/>
    <style:font-face style:name="ヒラギノ角ゴ Pro W3" svg:font-family="'ヒラギノ角ゴ Pro W3'" style:font-pitch="variable"/>
    <style:font-face style:name="ＭＳ Ｐゴシック1" svg:font-family="'ＭＳ Ｐゴシック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s_20_74" draw:display-name="Arrowheads 74" svg:viewBox="0 0 210 210" svg:d="m105 0 105 210h-210z"/>
    <draw:marker draw:name="Arrowheads_20_75" draw:display-name="Arrowheads 75" svg:viewBox="0 0 210 210" svg:d="m105 0 105 210h-210z"/>
    <draw:marker draw:name="Arrowheads_20_76" draw:display-name="Arrowheads 76" svg:viewBox="0 0 210 210" svg:d="m105 0 105 210h-210z"/>
    <draw:marker draw:name="Arrowheads_20_77" draw:display-name="Arrowheads 77" svg:viewBox="0 0 210 210" svg:d="m105 0 105 210h-210z"/>
    <draw:marker draw:name="Arrowheads_20_78" draw:display-name="Arrowheads 78" svg:viewBox="0 0 210 210" svg:d="m105 0 105 210h-210z"/>
    <draw:marker draw:name="Arrowheads_20_79" draw:display-name="Arrowheads 79" svg:viewBox="0 0 210 210" svg:d="m105 0 105 210h-210z"/>
    <draw:marker draw:name="Arrowheads_20_80" draw:display-name="Arrowheads 80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.0693in" fo:margin-bottom="0in">
        <style:tab-stops>
          <style:tab-stop style:position="0.8126in"/>
          <style:tab-stop style:position="1.8126in"/>
          <style:tab-stop style:position="2.8126in"/>
          <style:tab-stop style:position="3.8126in"/>
          <style:tab-stop style:position="4.8126in"/>
          <style:tab-stop style:position="5.8126in"/>
          <style:tab-stop style:position="6.8126in"/>
          <style:tab-stop style:position="7.8126in"/>
          <style:tab-stop style:position="8.8126in"/>
          <style:tab-stop style:position="9.8126in"/>
        </style:tab-stops>
      </style:paragraph-properties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top="0.0626in" fo:margin-bottom="0in">
        <style:tab-stops>
          <style:tab-stop style:position="0.4374in"/>
          <style:tab-stop style:position="1.4374in"/>
          <style:tab-stop style:position="2.4374in"/>
          <style:tab-stop style:position="3.4374in"/>
          <style:tab-stop style:position="4.4374in"/>
          <style:tab-stop style:position="5.4374in"/>
          <style:tab-stop style:position="6.4374in"/>
          <style:tab-stop style:position="7.4374in"/>
          <style:tab-stop style:position="8.4374in"/>
          <style:tab-stop style:position="9.4374in"/>
        </style:tab-stops>
      </style:paragraph-properties>
      <style:text-properties fo:font-size="18pt" style:font-size-asian="18pt" style:font-size-complex="18pt"/>
    </style:style>
    <style:style style:name="Default_7e_LT_7e_Gliederung_20_5" style:display-name="Default~LT~Gliederung 5" style:family="paragraph" style:parent-style-name="Default_7e_LT_7e_Gliederung_20_4">
      <style:paragraph-properties fo:margin-top="0.0555in" fo:margin-bottom="0in">
        <style:tab-stops>
          <style:tab-stop style:position="0.0626in"/>
          <style:tab-stop style:position="1.0626in"/>
          <style:tab-stop style:position="2.0626in"/>
          <style:tab-stop style:position="3.0626in"/>
          <style:tab-stop style:position="4.0626in"/>
          <style:tab-stop style:position="5.0626in"/>
          <style:tab-stop style:position="6.0626in"/>
          <style:tab-stop style:position="7.0626in"/>
          <style:tab-stop style:position="8.0626in"/>
          <style:tab-stop style:position="9.0626in"/>
        </style:tab-stops>
      </style:paragraph-properties>
      <style:text-properties fo:font-size="16pt" style:font-size-asian="16pt" style:font-size-complex="16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568c7" style:text-outline="false" style:text-line-through-style="none" style:font-name="ＭＳ Ｐゴシック" fo:font-size="32pt" fo:font-style="normal" fo:text-shadow="none" style:text-underline-style="none" fo:font-weight="bold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096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ヒラギノ角ゴ Pro W3" fo:font-size="12pt" fo:font-style="normal" fo:text-shadow="none" style:text-underline-style="none" fo:font-weight="normal" style:font-name-asian="ヒラギノ角ゴ Pro W3" style:font-size-asian="12pt" style:font-style-asian="normal" style:font-weight-asian="normal" style:font-name-complex="ヒラギノ角ゴ Pro W3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ヒラギノ角ゴ Pro W3" fo:font-size="24pt" fo:font-style="normal" fo:text-shadow="none" style:text-underline-style="none" fo:font-weight="normal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568c7" style:text-outline="false" style:text-line-through-style="none" style:font-name="ＭＳ Ｐゴシック" fo:font-size="32pt" fo:font-style="normal" fo:text-shadow="none" style:text-underline-style="none" fo:font-weight="bold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ヒラギノ角ゴ Pro W3" fo:font-size="24pt" fo:font-style="normal" fo:text-shadow="none" style:text-underline-style="none" fo:font-weight="normal" style:font-name-asian="ヒラギノ角ゴ Pro W3" style:font-size-asian="24pt" style:font-style-asian="normal" style:font-weight-asian="normal" style:font-name-complex="ヒラギノ角ゴ Pro W3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ヒラギノ角ゴ Pro W3" fo:font-size="12pt" fo:font-style="normal" fo:text-shadow="none" style:text-underline-style="none" fo:font-weight="normal" style:font-name-asian="ヒラギノ角ゴ Pro W3" style:font-size-asian="12pt" style:font-style-asian="normal" style:font-weight-asian="normal" style:font-name-complex="ヒラギノ角ゴ Pro W3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.0693in" fo:margin-bottom="0in">
        <style:tab-stops>
          <style:tab-stop style:position="0.8126in"/>
          <style:tab-stop style:position="1.8126in"/>
          <style:tab-stop style:position="2.8126in"/>
          <style:tab-stop style:position="3.8126in"/>
          <style:tab-stop style:position="4.8126in"/>
          <style:tab-stop style:position="5.8126in"/>
          <style:tab-stop style:position="6.8126in"/>
          <style:tab-stop style:position="7.8126in"/>
          <style:tab-stop style:position="8.8126in"/>
          <style:tab-stop style:position="9.8126in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.0626in" fo:margin-bottom="0in">
        <style:tab-stops>
          <style:tab-stop style:position="0.4374in"/>
          <style:tab-stop style:position="1.4374in"/>
          <style:tab-stop style:position="2.4374in"/>
          <style:tab-stop style:position="3.4374in"/>
          <style:tab-stop style:position="4.4374in"/>
          <style:tab-stop style:position="5.4374in"/>
          <style:tab-stop style:position="6.4374in"/>
          <style:tab-stop style:position="7.4374in"/>
          <style:tab-stop style:position="8.4374in"/>
          <style:tab-stop style:position="9.4374in"/>
        </style:tab-stops>
      </style:paragraph-properties>
      <style:text-properties fo:font-size="18pt" style:font-size-asian="18pt" style:font-size-complex="18pt"/>
    </style:style>
    <style:style style:name="Outline_20_5" style:display-name="Outline 5" style:family="paragraph" style:parent-style-name="Outline_20_4">
      <style:paragraph-properties fo:margin-top="0.0555in" fo:margin-bottom="0in">
        <style:tab-stops>
          <style:tab-stop style:position="0.0626in"/>
          <style:tab-stop style:position="1.0626in"/>
          <style:tab-stop style:position="2.0626in"/>
          <style:tab-stop style:position="3.0626in"/>
          <style:tab-stop style:position="4.0626in"/>
          <style:tab-stop style:position="5.0626in"/>
          <style:tab-stop style:position="6.0626in"/>
          <style:tab-stop style:position="7.0626in"/>
          <style:tab-stop style:position="8.0626in"/>
          <style:tab-stop style:position="9.0626in"/>
        </style:tab-stops>
      </style:paragraph-properties>
      <style:text-properties fo:font-size="16pt" style:font-size-asian="16pt" style:font-size-complex="16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top="0.0693in" fo:margin-bottom="0in">
        <style:tab-stops>
          <style:tab-stop style:position="0.8126in"/>
          <style:tab-stop style:position="1.8126in"/>
          <style:tab-stop style:position="2.8126in"/>
          <style:tab-stop style:position="3.8126in"/>
          <style:tab-stop style:position="4.8126in"/>
          <style:tab-stop style:position="5.8126in"/>
          <style:tab-stop style:position="6.8126in"/>
          <style:tab-stop style:position="7.8126in"/>
          <style:tab-stop style:position="8.8126in"/>
          <style:tab-stop style:position="9.8126in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top="0.0626in" fo:margin-bottom="0in">
        <style:tab-stops>
          <style:tab-stop style:position="0.4374in"/>
          <style:tab-stop style:position="1.4374in"/>
          <style:tab-stop style:position="2.4374in"/>
          <style:tab-stop style:position="3.4374in"/>
          <style:tab-stop style:position="4.4374in"/>
          <style:tab-stop style:position="5.4374in"/>
          <style:tab-stop style:position="6.4374in"/>
          <style:tab-stop style:position="7.4374in"/>
          <style:tab-stop style:position="8.4374in"/>
          <style:tab-stop style:position="9.4374in"/>
        </style:tab-stops>
      </style:paragraph-properties>
      <style:text-properties fo:font-size="18pt" style:font-size-asian="18pt" style:font-size-complex="18pt"/>
    </style:style>
    <style:style style:name="Title1_7e_LT_7e_Gliederung_20_5" style:display-name="Title1~LT~Gliederung 5" style:family="paragraph" style:parent-style-name="Title1_7e_LT_7e_Gliederung_20_4">
      <style:paragraph-properties fo:margin-top="0.0555in" fo:margin-bottom="0in">
        <style:tab-stops>
          <style:tab-stop style:position="0.0626in"/>
          <style:tab-stop style:position="1.0626in"/>
          <style:tab-stop style:position="2.0626in"/>
          <style:tab-stop style:position="3.0626in"/>
          <style:tab-stop style:position="4.0626in"/>
          <style:tab-stop style:position="5.0626in"/>
          <style:tab-stop style:position="6.0626in"/>
          <style:tab-stop style:position="7.0626in"/>
          <style:tab-stop style:position="8.0626in"/>
          <style:tab-stop style:position="9.0626in"/>
        </style:tab-stops>
      </style:paragraph-properties>
      <style:text-properties fo:font-size="16pt" style:font-size-asian="16pt" style:font-size-complex="16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568c7" style:text-outline="false" style:text-line-through-style="none" style:font-name="ＭＳ Ｐゴシック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096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ヒラギノ角ゴ Pro W3" fo:font-size="12pt" fo:font-style="normal" fo:text-shadow="none" style:text-underline-style="none" fo:font-weight="normal" style:letter-kerning="true" style:font-name-asian="ヒラギノ角ゴ Pro W3" style:font-size-asian="12pt" style:font-style-asian="normal" style:font-weight-asian="normal" style:font-name-complex="ヒラギノ角ゴ Pro W3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top="0.0693in" fo:margin-bottom="0in">
        <style:tab-stops>
          <style:tab-stop style:position="0.8126in"/>
          <style:tab-stop style:position="1.8126in"/>
          <style:tab-stop style:position="2.8126in"/>
          <style:tab-stop style:position="3.8126in"/>
          <style:tab-stop style:position="4.8126in"/>
          <style:tab-stop style:position="5.8126in"/>
          <style:tab-stop style:position="6.8126in"/>
          <style:tab-stop style:position="7.8126in"/>
          <style:tab-stop style:position="8.8126in"/>
          <style:tab-stop style:position="9.8126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top="0.0626in" fo:margin-bottom="0in">
        <style:tab-stops>
          <style:tab-stop style:position="0.4374in"/>
          <style:tab-stop style:position="1.4374in"/>
          <style:tab-stop style:position="2.4374in"/>
          <style:tab-stop style:position="3.4374in"/>
          <style:tab-stop style:position="4.4374in"/>
          <style:tab-stop style:position="5.4374in"/>
          <style:tab-stop style:position="6.4374in"/>
          <style:tab-stop style:position="7.4374in"/>
          <style:tab-stop style:position="8.4374in"/>
          <style:tab-stop style:position="9.4374in"/>
        </style:tab-stops>
      </style:paragraph-properties>
      <style:text-properties fo:font-size="18pt" style:font-size-asian="18pt" style:font-size-complex="18pt"/>
    </style:style>
    <style:style style:name="Title2_7e_LT_7e_Gliederung_20_5" style:display-name="Title2~LT~Gliederung 5" style:family="paragraph" style:parent-style-name="Title2_7e_LT_7e_Gliederung_20_4">
      <style:paragraph-properties fo:margin-top="0.0555in" fo:margin-bottom="0in">
        <style:tab-stops>
          <style:tab-stop style:position="0.0626in"/>
          <style:tab-stop style:position="1.0626in"/>
          <style:tab-stop style:position="2.0626in"/>
          <style:tab-stop style:position="3.0626in"/>
          <style:tab-stop style:position="4.0626in"/>
          <style:tab-stop style:position="5.0626in"/>
          <style:tab-stop style:position="6.0626in"/>
          <style:tab-stop style:position="7.0626in"/>
          <style:tab-stop style:position="8.0626in"/>
          <style:tab-stop style:position="9.0626in"/>
        </style:tab-stops>
      </style:paragraph-properties>
      <style:text-properties fo:font-size="16pt" style:font-size-asian="16pt" style:font-size-complex="16pt"/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568c7" style:text-outline="false" style:text-line-through-style="none" style:font-name="ＭＳ Ｐゴシック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in" fo:margin-right="0in" fo:margin-top="0.096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ヒラギノ角ゴ Pro W3" fo:font-size="12pt" fo:font-style="normal" fo:text-shadow="none" style:text-underline-style="none" fo:font-weight="normal" style:letter-kerning="true" style:font-name-asian="ヒラギノ角ゴ Pro W3" style:font-size-asian="12pt" style:font-style-asian="normal" style:font-weight-asian="normal" style:font-name-complex="ヒラギノ角ゴ Pro W3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568c7" style:text-outline="false" style:text-line-through-style="none" style:font-name="ＭＳ Ｐゴシック" fo:font-size="32pt" fo:font-style="normal" fo:text-shadow="none" style:text-underline-style="none" fo:font-weight="bold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text-overline-style="none" style:text-overline-color="font-color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2T15:54:58.87</meta:creation-date>
    <meta:document-statistic meta:table-count="0" meta:image-count="0" meta:object-count="0" meta:page-count="3" meta:paragraph-count="63" meta:word-count="565" meta:character-count="3162"/>
    <dc:date>2010-03-03T18:49:25.18</dc:date>
    <meta:editing-duration>PT17H39M01S</meta:editing-duration>
    <meta:editing-cycles>1</meta:editing-cycles>
    <meta:generator>OpenOffice.org/3.1$Win32 OpenOffice.org_project/310m11$Build-9399</meta:generator>
  </office:meta>
</office:document-meta>
</file>